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26pt"/>
    </style:style>
    <style:style style:name="co2" style:family="table-column">
      <style:table-column-properties fo:break-before="auto" style:column-width="13.41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76.85pt"/>
    </style:style>
    <style:style style:name="co5" style:family="table-column">
      <style:table-column-properties fo:break-before="auto" style:column-width="24.49pt"/>
    </style:style>
    <style:style style:name="co6" style:family="table-column">
      <style:table-column-properties fo:break-before="auto" style:column-width="10.26pt"/>
    </style:style>
    <style:style style:name="co7" style:family="table-column">
      <style:table-column-properties fo:break-before="auto" style:column-width="15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18.65pt"/>
    </style:style>
    <style:style style:name="ro1" style:family="table-row">
      <style:table-row-properties style:row-height="63.01pt" fo:break-before="auto" style:use-optimal-row-height="false"/>
    </style:style>
    <style:style style:name="ro2" style:family="table-row">
      <style:table-row-properties style:row-height="9.95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48" style:family="table-cell" style:parent-style-name="Default" style:data-style-name="N10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>
      <style:table-cell-properties fo:padding="2.01pt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53"/>
        <table:table-column table:style-name="co2" table:default-cell-style-name="ce57"/>
        <table:table-column table:style-name="co2" table:default-cell-style-name="ce53"/>
        <table:table-column table:style-name="co2" table:number-columns-repeated="5" table:default-cell-style-name="ce57"/>
        <table:table-column table:style-name="co2" table:number-columns-repeated="6" table:default-cell-style-name="ce53"/>
        <table:table-column table:style-name="co2" table:number-columns-repeated="21" table:default-cell-style-name="ce48"/>
        <table:table-column table:style-name="co3" table:number-columns-repeated="221" table:default-cell-style-name="ce50"/>
        <table:table-column table:style-name="co3" table:number-columns-repeated="767" table:default-cell-style-name="Default"/>
        <table:table-row table:style-name="ro1">
          <table:table-cell table:style-name="ce48"/>
          <table:table-cell table:style-name="ce51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51" office:value-type="string" calcext:value-type="string">
            <text:p><text:s/>LD.MAR</text:p>
          </table:table-cell>
          <table:table-cell table:style-name="ce51" office:value-type="string" calcext:value-type="string">
            <text:p><text:s/>LD.MDR</text:p>
          </table:table-cell>
          <table:table-cell table:style-name="ce51" office:value-type="string" calcext:value-type="string">
            <text:p><text:s/>LD.IR</text:p>
          </table:table-cell>
          <table:table-cell table:style-name="ce51" office:value-type="string" calcext:value-type="string">
            <text:p><text:s/>LD.BEN</text:p>
          </table:table-cell>
          <table:table-cell table:style-name="ce51" office:value-type="string" calcext:value-type="string">
            <text:p><text:s/>LD.REG</text:p>
          </table:table-cell>
          <table:table-cell table:style-name="ce51" office:value-type="string" calcext:value-type="string">
            <text:p><text:s/>LD.CC</text:p>
          </table:table-cell>
          <table:table-cell table:style-name="ce51" office:value-type="string" calcext:value-type="string">
            <text:p><text:s/>LD.PC</text:p>
          </table:table-cell>
          <table:table-cell table:style-name="ce51" office:value-type="string" calcext:value-type="string">
            <text:p><text:s/>GatePC</text:p>
          </table:table-cell>
          <table:table-cell table:style-name="ce51" office:value-type="string" calcext:value-type="string">
            <text:p><text:s/>GateMDR</text:p>
          </table:table-cell>
          <table:table-cell table:style-name="ce51" office:value-type="string" calcext:value-type="string">
            <text:p><text:s/>GateALU</text:p>
          </table:table-cell>
          <table:table-cell table:style-name="ce51" office:value-type="string" calcext:value-type="string">
            <text:p><text:s/>GateMARMUX</text:p>
          </table:table-cell>
          <table:table-cell table:style-name="ce51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51" office:value-type="string" calcext:value-type="string">
            <text:p><text:s/>DRMUX</text:p>
          </table:table-cell>
          <table:table-cell table:style-name="ce51" office:value-type="string" calcext:value-type="string">
            <text:p><text:s/>SR1MUX</text:p>
          </table:table-cell>
          <table:table-cell table:style-name="ce51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51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51" office:value-type="string" calcext:value-type="string">
            <text:p><text:s/>MIO.EN</text:p>
          </table:table-cell>
          <table:table-cell table:style-name="ce51" office:value-type="string" calcext:value-type="string">
            <text:p><text:s/>R.W</text:p>
          </table:table-cell>
          <table:table-cell table:style-name="ce51" office:value-type="string" calcext:value-type="string">
            <text:p><text:s/>DATA.SIZE</text:p>
          </table:table-cell>
          <table:table-cell table:style-name="ce51" office:value-type="string" calcext:value-type="string">
            <text:p><text:s/>LSHF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00 <text:s/>(state 0)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01 <text:s/>(state 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10 <text:s/>(state 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011 <text:s/>(state 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00 <text:s/>(state 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01 <text:s/>(state 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10 <text:s/>(state 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0111 <text:s/>(state 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00 <text:s/>(state 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01 <text:s/>(state 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10 <text:s/>(state 1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011 <text:s/>(state 1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00 <text:s/>(state 1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01 <text:s/>(state 1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10 <text:s/>(state 1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01111 <text:s/>(state 1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00 <text:s/>(state 1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01 <text:s/>(state 1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10 <text:s/>(state 1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011 <text:s/>(state 1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00 <text:s/>(state 2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01 <text:s/>(state 2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10 <text:s/>(state 2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?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0111 <text:s/>(state 2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00 <text:s/>(state 2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01 <text:s/>(state 2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10 <text:s/>(state 2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011 <text:s/>(state 2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00 <text:s/>(state 2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01 <text:s/>(state 2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10 <text:s/>(state 3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011111 <text:s/>(state 3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00 <text:s/>(state 32)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01 <text:s/>(state 3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10 <text:s/>(state 3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011 <text:s/>(state 3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00 <text:s/>(state 3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01 <text:s/>(state 3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10 <text:s/>(state 3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0111 <text:s/>(state 3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00 <text:s/>(state 4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01 <text:s/>(state 4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10 <text:s/>(state 4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011 <text:s/>(state 4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00 <text:s/>(state 4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01 <text:s/>(state 4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10 <text:s/>(state 4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01111 <text:s/>(state 4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00 <text:s/>(state 4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01 <text:s/>(state 4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10 <text:s/>(state 5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011 <text:s/>(state 5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00 <text:s/>(state 5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01 <text:s/>(state 5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10 <text:s/>(state 5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0111 <text:s/>(state 5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00 <text:s/>(state 5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01 <text:s/>(state 5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10 <text:s/>(state 5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011 <text:s/>(state 5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00 <text:s/>(state 6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01 <text:s/>(state 6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10 <text:s/>(state 6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9" office:value-type="string" calcext:value-type="string">
            <text:p>111111 <text:s/>(state 6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ce71"/>
        <table:table-column table:style-name="co5" table:default-cell-style-name="ce71"/>
        <table:table-column table:style-name="co6" table:number-columns-repeated="8" table:default-cell-style-name="ce71"/>
        <table:table-column table:style-name="co7" table:number-columns-repeated="26" table:default-cell-style-name="ce71"/>
        <table:table-column table:style-name="co8" table:number-columns-repeated="988" table:default-cell-style-name="Default"/>
        <table:table-row table:style-name="ro1">
          <table:table-cell table:style-name="ce48"/>
          <table:table-cell table:style-name="ce51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51" office:value-type="string" calcext:value-type="string">
            <text:p><text:s/>LD.MAR</text:p>
          </table:table-cell>
          <table:table-cell table:style-name="ce51" office:value-type="string" calcext:value-type="string">
            <text:p><text:s/>LD.MDR</text:p>
          </table:table-cell>
          <table:table-cell table:style-name="ce51" office:value-type="string" calcext:value-type="string">
            <text:p><text:s/>LD.IR</text:p>
          </table:table-cell>
          <table:table-cell table:style-name="ce51" office:value-type="string" calcext:value-type="string">
            <text:p><text:s/>LD.BEN</text:p>
          </table:table-cell>
          <table:table-cell table:style-name="ce51" office:value-type="string" calcext:value-type="string">
            <text:p><text:s/>LD.REG</text:p>
          </table:table-cell>
          <table:table-cell table:style-name="ce51" office:value-type="string" calcext:value-type="string">
            <text:p><text:s/>LD.CC</text:p>
          </table:table-cell>
          <table:table-cell table:style-name="ce51" office:value-type="string" calcext:value-type="string">
            <text:p><text:s/>LD.PC</text:p>
          </table:table-cell>
          <table:table-cell table:style-name="ce51" office:value-type="string" calcext:value-type="string">
            <text:p><text:s/>GatePC</text:p>
          </table:table-cell>
          <table:table-cell table:style-name="ce51" office:value-type="string" calcext:value-type="string">
            <text:p><text:s/>GateMDR</text:p>
          </table:table-cell>
          <table:table-cell table:style-name="ce51" office:value-type="string" calcext:value-type="string">
            <text:p><text:s/>GateALU</text:p>
          </table:table-cell>
          <table:table-cell table:style-name="ce51" office:value-type="string" calcext:value-type="string">
            <text:p><text:s/>GateMARMUX</text:p>
          </table:table-cell>
          <table:table-cell table:style-name="ce51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51" office:value-type="string" calcext:value-type="string">
            <text:p><text:s/>DRMUX</text:p>
          </table:table-cell>
          <table:table-cell table:style-name="ce51" office:value-type="string" calcext:value-type="string">
            <text:p><text:s/>SR1MUX</text:p>
          </table:table-cell>
          <table:table-cell table:style-name="ce51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51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51" office:value-type="string" calcext:value-type="string">
            <text:p><text:s/>MIO.EN</text:p>
          </table:table-cell>
          <table:table-cell table:style-name="ce51" office:value-type="string" calcext:value-type="string">
            <text:p><text:s/>R.W</text:p>
          </table:table-cell>
          <table:table-cell table:style-name="ce51" office:value-type="string" calcext:value-type="string">
            <text:p><text:s/>DATA.SIZE</text:p>
          </table:table-cell>
          <table:table-cell table:style-name="ce51" office:value-type="string" calcext:value-type="string">
            <text:p><text:s/>LSHF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000 <text:s/>(state 0)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001 <text:s/>(state 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010 <text:s/>(state 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011 <text:s/>(state 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100 <text:s/>(state 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0101 <text:s/>(state 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110 <text:s/>(state 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0111 <text:s/>(state 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000 <text:s/>(state 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001 <text:s/>(state 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010 <text:s/>(state 1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011 <text:s/>(state 1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01100 <text:s/>(state 1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101 <text:s/>(state 1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110 <text:s/>(state 1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01111 <text:s/>(state 1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000 <text:s/>(state 1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001 <text:s/>(state 1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010010 <text:s/>(state 1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011 <text:s/>(state 1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100 <text:s/>(state 2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101 <text:s/>(state 2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110 <text:s/>(state 2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0111 <text:s/>(state 2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000 <text:s/>(state 2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001 <text:s/>(state 2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010 <text:s/>(state 2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011 <text:s/>(state 2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100 <text:s/>(state 2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101 <text:s/>(state 2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110 <text:s/>(state 3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011111 <text:s/>(state 3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000 <text:s/>(state 32)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49" office:value-type="string" calcext:value-type="string">
            <text:p>100001 <text:s/>(state 3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010 <text:s/>(state 3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011 <text:s/>(state 3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100 <text:s/>(state 3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101 <text:s/>(state 3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110 <text:s/>(state 3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0111 <text:s/>(state 3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000 <text:s/>(state 4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001 <text:s/>(state 4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010 <text:s/>(state 4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011 <text:s/>(state 4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100 <text:s/>(state 4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101 <text:s/>(state 4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110 <text:s/>(state 4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01111 <text:s/>(state 4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000 <text:s/>(state 4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001 <text:s/>(state 4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010 <text:s/>(state 5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011 <text:s/>(state 5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100 <text:s/>(state 5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101 <text:s/>(state 5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110 <text:s/>(state 5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0111 <text:s/>(state 5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000 <text:s/>(state 5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001 <text:s/>(state 5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010 <text:s/>(state 5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011 <text:s/>(state 5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100 <text:s/>(state 6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101 <text:s/>(state 6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110 <text:s/>(state 6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49" office:value-type="string" calcext:value-type="string">
            <text:p>111111 <text:s/>(state 6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988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4" table:default-cell-style-name="ce71"/>
        <table:table-column table:style-name="co5" table:default-cell-style-name="ce71"/>
        <table:table-column table:style-name="co6" table:number-columns-repeated="8" table:default-cell-style-name="ce71"/>
        <table:table-column table:style-name="co7" table:number-columns-repeated="26" table:default-cell-style-name="ce71"/>
        <table:table-column table:style-name="co9" table:number-columns-repeated="15" table:default-cell-style-name="Default"/>
        <table:table-column table:style-name="co8" table:number-columns-repeated="973" table:default-cell-style-name="Default"/>
        <table:table-row table:style-name="ro1">
          <table:table-cell table:style-name="ce48"/>
          <table:table-cell table:style-name="ce51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51" office:value-type="string" calcext:value-type="string">
            <text:p><text:s/>LD.MAR</text:p>
          </table:table-cell>
          <table:table-cell table:style-name="ce51" office:value-type="string" calcext:value-type="string">
            <text:p><text:s/>LD.MDR</text:p>
          </table:table-cell>
          <table:table-cell table:style-name="ce51" office:value-type="string" calcext:value-type="string">
            <text:p><text:s/>LD.IR</text:p>
          </table:table-cell>
          <table:table-cell table:style-name="ce51" office:value-type="string" calcext:value-type="string">
            <text:p><text:s/>LD.BEN</text:p>
          </table:table-cell>
          <table:table-cell table:style-name="ce51" office:value-type="string" calcext:value-type="string">
            <text:p><text:s/>LD.REG</text:p>
          </table:table-cell>
          <table:table-cell table:style-name="ce51" office:value-type="string" calcext:value-type="string">
            <text:p><text:s/>LD.CC</text:p>
          </table:table-cell>
          <table:table-cell table:style-name="ce51" office:value-type="string" calcext:value-type="string">
            <text:p><text:s/>LD.PC</text:p>
          </table:table-cell>
          <table:table-cell table:style-name="ce51" office:value-type="string" calcext:value-type="string">
            <text:p><text:s/>GatePC</text:p>
          </table:table-cell>
          <table:table-cell table:style-name="ce51" office:value-type="string" calcext:value-type="string">
            <text:p><text:s/>GateMDR</text:p>
          </table:table-cell>
          <table:table-cell table:style-name="ce51" office:value-type="string" calcext:value-type="string">
            <text:p><text:s/>GateALU</text:p>
          </table:table-cell>
          <table:table-cell table:style-name="ce51" office:value-type="string" calcext:value-type="string">
            <text:p><text:s/>GateMARMUX</text:p>
          </table:table-cell>
          <table:table-cell table:style-name="ce51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51" office:value-type="string" calcext:value-type="string">
            <text:p><text:s/>DRMUX</text:p>
          </table:table-cell>
          <table:table-cell table:style-name="ce51" office:value-type="string" calcext:value-type="string">
            <text:p><text:s/>SR1MUX</text:p>
          </table:table-cell>
          <table:table-cell table:style-name="ce51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51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51" office:value-type="string" calcext:value-type="string">
            <text:p><text:s/>MIO.EN</text:p>
          </table:table-cell>
          <table:table-cell table:style-name="ce51" office:value-type="string" calcext:value-type="string">
            <text:p><text:s/>R.W</text:p>
          </table:table-cell>
          <table:table-cell table:style-name="ce51" office:value-type="string" calcext:value-type="string">
            <text:p><text:s/>DATA.SIZE</text:p>
          </table:table-cell>
          <table:table-cell table:style-name="ce51" office:value-type="string" calcext:value-type="string">
            <text:p><text:s/>LSHF1</text:p>
          </table:table-cell>
          <table:table-cell table:style-name="ce51" office:value-type="string" calcext:value-type="string">
            <text:p>GatePSR</text:p>
          </table:table-cell>
          <table:table-cell table:style-name="ce51" office:value-type="string" calcext:value-type="string">
            <text:p>GateNPCR</text:p>
          </table:table-cell>
          <table:table-cell table:style-name="ce51" office:value-type="string" calcext:value-type="string">
            <text:p>GateSRR</text:p>
          </table:table-cell>
          <table:table-cell table:style-name="ce51" office:value-type="string" calcext:value-type="string">
            <text:p>GateSPTRR</text:p>
          </table:table-cell>
          <table:table-cell table:style-name="ce51" office:value-type="string" calcext:value-type="string">
            <text:p>LD.SRR</text:p>
          </table:table-cell>
          <table:table-cell table:style-name="ce51" office:value-type="string" calcext:value-type="string">
            <text:p>LD.PSR</text:p>
          </table:table-cell>
          <table:table-cell table:style-name="ce51" office:value-type="string" calcext:value-type="string">
            <text:p>LD.VTBR</text:p>
          </table:table-cell>
          <table:table-cell table:style-name="ce51" office:value-type="string" calcext:value-type="string">
            <text:p>LD.NPCR</text:p>
          </table:table-cell>
          <table:table-cell table:style-name="ce51" office:value-type="string" calcext:value-type="string">
            <text:p>LD.USPR</text:p>
          </table:table-cell>
          <table:table-cell table:style-name="ce51" office:value-type="string" calcext:value-type="string">
            <text:p>LD.SSPR</text:p>
          </table:table-cell>
          <table:table-cell table:style-name="ce51" office:value-type="string" calcext:value-type="string">
            <text:p>LD.SPTRR</text:p>
          </table:table-cell>
          <table:table-cell table:style-name="ce25" office:value-type="string" calcext:value-type="string" table:number-columns-spanned="2" table:number-rows-spanned="1">
            <text:p>REGMUX</text:p>
          </table:table-cell>
          <table:covered-table-cell table:style-name="ce51"/>
          <table:table-cell table:style-name="ce51" table:number-columns-repeated="6"/>
          <table:table-cell table:number-columns-repeated="969"/>
        </table:table-row>
        <table:table-row table:style-name="ro4">
          <table:table-cell table:style-name="ce49" office:value-type="string" calcext:value-type="string">
            <text:p>000000 <text:s/>(state 0)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17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0001 <text:s/>(state 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0010 <text:s/>(state 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0011 <text:s/>(state 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00100 <text:s/>(state 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0101 <text:s/>(state 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00110 <text:s/>(state 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00111 <text:s/>(state 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000 <text:s/>(state 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001 <text:s/>(state 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010 <text:s/>(state 1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011 <text:s/>(state 1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01100 <text:s/>(state 1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101 <text:s/>(state 1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110 <text:s/>(state 1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01111 <text:s/>(state 1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9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10000 <text:s/>(state 1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10001 <text:s/>(state 1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010010 <text:s/>(state 1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0011 <text:s/>(state 1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0100 <text:s/>(state 2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0101 <text:s/>(state 2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0110 <text:s/>(state 2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0111 <text:s/>(state 2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000 <text:s/>(state 2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001 <text:s/>(state 2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010 <text:s/>(state 2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011 <text:s/>(state 2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100 <text:s/>(state 2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101 <text:s/>(state 2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110 <text:s/>(state 3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011111 <text:s/>(state 3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000 <text:s/>(state 32)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5">
          <table:table-cell table:style-name="ce49" office:value-type="string" calcext:value-type="string">
            <text:p>100001 <text:s/>(state 3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010 <text:s/>(state 3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6" table:style-name="ce64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011 <text:s/>(state 3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100 <text:s/>(state 3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101 <text:s/>(state 3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110 <text:s/>(state 3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0111 <text:s/>(state 3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000 <text:s/>(state 4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001 <text:s/>(state 4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8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010 <text:s/>(state 4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2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011 <text:s/>(state 4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100 <text:s/>(state 4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101 <text:s/>(state 4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110 <text:s/>(state 4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01111 <text:s/>(state 4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000 <text:s/>(state 4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001 <text:s/>(state 4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010 <text:s/>(state 5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011 <text:s/>(state 5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number-columns-repeated="4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100 <text:s/>(state 5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101 <text:s/>(state 5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110 <text:s/>(state 54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0111 <text:s/>(state 55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000 <text:s/>(state 56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001 <text:s/>(state 57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010 <text:s/>(state 58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011 <text:s/>(state 59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100 <text:s/>(state 60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7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9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101 <text:s/>(state 61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110 <text:s/>(state 62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>
          <table:table-cell table:style-name="ce49" office:value-type="string" calcext:value-type="string">
            <text:p>111111 <text:s/>(state 63)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1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973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number-style style:name="N14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15:03:05.073359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h</meta:initial-creator>
    <meta:creation-date>2003-02-10T00:58:13</meta:creation-date>
    <dc:date>2018-11-12T16:53:14.776091054</dc:date>
    <meta:print-date>2003-02-15T13:27:46</meta:print-date>
    <meta:editing-duration>PT5H25M48S</meta:editing-duration>
    <meta:editing-cycles>4</meta:editing-cycles>
    <meta:generator>LibreOffice/6.1.2.1$Linux_X86_64 LibreOffice_project/2a903a68781eadf02ae41484151e885393b7fee3</meta:generator>
    <meta:document-statistic meta:table-count="3" meta:cell-count="7834" meta:object-count="0"/>
  </office:meta>
</office:document-meta>
</file>